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5in" fo:margin-right="0in" fo:text-indent="-0.3043in" style:auto-text-indent="false">
        <style:tab-stops/>
      </style:paragraph-properties>
    </style:style>
    <style:style style:name="P4" style:family="paragraph" style:parent-style-name="Standard" style:list-style-name="L2">
      <style:paragraph-properties fo:margin-left="0.5in" fo:margin-right="0in" fo:text-indent="-0.3043in" style:auto-text-indent="false">
        <style:tab-stops/>
      </style:paragraph-properties>
    </style:style>
    <style:style style:name="P5" style:family="paragraph" style:parent-style-name="Standard" style:list-style-name="L2">
      <style:paragraph-properties fo:margin-left="0.5in" fo:margin-right="0in" fo:text-indent="-0.3043in" style:auto-text-indent="false">
        <style:tab-stops/>
      </style:paragraph-properties>
    </style:style>
    <style:style style:name="P6" style:family="paragraph" style:parent-style-name="Standard">
      <style:paragraph-properties fo:margin-left="0.1957in" fo:margin-right="0in" fo:text-indent="0in" style:auto-text-indent="false">
        <style:tab-stops/>
      </style:paragraph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cs Lesson Plan Outline</text:p>
      <text:p text:style-name="Standard"/>
      <text:list xml:id="list2490140389151968460" text:style-name="L2">
        <text:list-item>
          <text:p text:style-name="P4">Basic Electronics and Switches</text:p>
          <text:list>
            <text:list-item>
              <text:p text:style-name="P1">Electricity intro</text:p>
              <text:list>
                <text:list-item>
                  <text:p text:style-name="P1">Batteries</text:p>
                </text:list-item>
                <text:list-item>
                  <text:p text:style-name="P1">Circuit</text:p>
                </text:list-item>
                <text:list-item>
                  <text:p text:style-name="P1">LED</text:p>
                </text:list-item>
                <text:list-item>
                  <text:p text:style-name="P1">Switch(?)</text:p>
                </text:list-item>
                <text:list-item>
                  <text:p text:style-name="P1">Resistor(?)</text:p>
                </text:list-item>
              </text:list>
            </text:list-item>
            <text:list-item>
              <text:p text:style-name="P1">(Opt.) Solder components on board (assembled robots to primary edu)</text:p>
            </text:list-item>
            <text:list-item>
              <text:p text:style-name="P1">Wire up sensor switch(?)</text:p>
            </text:list-item>
            <text:list-item>
              <text:p text:style-name="P1">Load demo program (light LED when switch closed)</text:p>
            </text:list-item>
          </text:list>
        </text:list-item>
        <text:list-item>
          <text:p text:style-name="P4">Motors and gears</text:p>
          <text:list>
            <text:list-item>
              <text:p text:style-name="P1">Force and Distance</text:p>
              <text:list>
                <text:list-item>
                  <text:p text:style-name="P1">Leverage</text:p>
                </text:list-item>
                <text:list-item>
                  <text:p text:style-name="P1">Pulleys</text:p>
                </text:list-item>
              </text:list>
            </text:list-item>
            <text:list-item>
              <text:p text:style-name="P1">Gear reduction</text:p>
              <text:list>
                <text:list-item>
                  <text:p text:style-name="P1">Leverage, torque</text:p>
                </text:list-item>
                <text:list-item>
                  <text:p text:style-name="P1">RPM, Formulas</text:p>
                  <text:list>
                    <text:list-item>
                      <text:p text:style-name="P1">Calculate for our robot</text:p>
                    </text:list-item>
                  </text:list>
                </text:list-item>
                <text:list-item>
                  <text:p text:style-name="P1">Load demo motor driver</text:p>
                  <text:list>
                    <text:list-item>
                      <text:p text:style-name="P1">RPM with motor out of case</text:p>
                    </text:list-item>
                    <text:list-item>
                      <text:p text:style-name="P1">Demo wheel rpm with motor i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Simple programming with Minibloq</text:p>
          <text:list>
            <text:list-item>
              <text:p text:style-name="P1">Turn on LED</text:p>
            </text:list-item>
            <text:list-item>
              <text:p text:style-name="P1">Turn on LED with switch(?)</text:p>
            </text:list-item>
            <text:list-item>
              <text:p text:style-name="P1"/>
            </text:list-item>
          </text:list>
        </text:list-item>
        <text:list-item>
          <text:p text:style-name="P4">Line following with Infrared Light</text:p>
          <text:list>
            <text:list-item>
              <text:p text:style-name="P1">Light spectrum</text:p>
            </text:list-item>
            <text:list-item>
              <text:p text:style-name="P1">Infrared light</text:p>
            </text:list-item>
            <text:list-item>
              <text:p text:style-name="P1">LED review</text:p>
            </text:list-item>
            <text:list-item>
              <text:p text:style-name="P1">Phototransistors</text:p>
            </text:list-item>
          </text:list>
        </text:list-item>
        <text:list-item>
          <text:p text:style-name="P4"/>
        </text:list-item>
        <text:list-item>
          <text:p text:style-name="P4"/>
        </text:list-item>
      </text:list>
      <text:p text:style-name="P6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2-08-30T08:11:27.60</meta:creation-date>
    <dc:date>2012-09-08T00:29:39.56</dc:date>
    <dc:creator>Michael Shimniok</dc:creator>
    <meta:editing-duration>P8DT16H18M11S</meta:editing-duration>
    <meta:editing-cycles>3</meta:editing-cycles>
    <meta:generator>OpenOffice.org/3.4$Win32 OpenOffice.org_project/340m1$Build-9590</meta:generator>
    <meta:document-statistic meta:table-count="0" meta:image-count="0" meta:object-count="0" meta:page-count="1" meta:paragraph-count="30" meta:word-count="124" meta:character-count="699"/>
  </office:meta>
</office:document-meta>
</file>